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1">
      <style:paragraph-properties fo:text-align="start" style:justify-single-word="false"/>
    </style:style>
    <style:style style:name="P4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Multithreading</text:h>
      <text:p text:style-name="P1"/>
      <text:list xml:id="list34616857" text:style-name="L1">
        <text:list-item>
          <text:p text:style-name="P3">Relativ tid.</text:p>
        </text:list-item>
        <text:list-item>
          <text:p text:style-name="P3">Synkronisering.</text:p>
        </text:list-item>
      </text:list>
      <text:p text:style-name="P1"><text:s/></text:p>
      <text:p text:style-name="P1">Anvendelse, realisering, fordele og ulemper,</text:p>
      <text:p text:style-name="P1">anvendelsesomr#ader, implementation af multi-threading</text:p>
      <text:p text:style-name="P1">(kerneniveau vs. brugerniveau), proces- og tråd-kontrolblok,</text:p>
      <text:p text:style-name="P1">trådskif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M1S</meta:editing-duration>
    <meta:editing-cycles>4</meta:editing-cycles>
    <meta:generator>OpenOffice.org/3.3$Win32 OpenOffice.org_project/330m20$Build-9567</meta:generator>
    <dc:date>2011-05-31T14:48:45.62</dc:date>
    <dc:creator>Simon Frandsen</dc:creator>
    <meta:document-statistic meta:table-count="0" meta:image-count="0" meta:object-count="0" meta:page-count="1" meta:paragraph-count="8" meta:word-count="22" meta:character-count="212"/>
    <meta:user-defined meta:name="Info 1"/>
    <meta:user-defined meta:name="Info 2"/>
    <meta:user-defined meta:name="Info 3"/>
    <meta:user-defined meta:name="Info 4"/>
  </office:meta>
</office:document-meta>
</file>